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0296" calcext:value-type="float">
            <text:p>0.5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2328" calcext:value-type="float">
            <text:p>0.5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6232" calcext:value-type="float">
            <text:p>0.5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7088" calcext:value-type="float">
            <text:p>0.5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7774" calcext:value-type="float">
            <text:p>0.47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625" calcext:value-type="float">
            <text:p>0.4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9355826086956" calcext:value-type="float">
            <text:p>0.2793558260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74992" calcext:value-type="float">
            <text:p>0.7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172869565217" calcext:value-type="float">
            <text:p>0.50517286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6031483870968" calcext:value-type="float">
            <text:p>0.59603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164" calcext:value-type="float">
            <text:p>0.80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374709677419" calcext:value-type="float">
            <text:p>0.81037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44456" calcext:value-type="float">
            <text:p>0.9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3613419354839" calcext:value-type="float">
            <text:p>0.91361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165419354839" calcext:value-type="float">
            <text:p>0.75816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90432" calcext:value-type="float">
            <text:p>0.8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0403612903226" calcext:value-type="float">
            <text:p>0.82040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16672" calcext:value-type="float">
            <text:p>0.79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9281548387097" calcext:value-type="float">
            <text:p>0.83928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225428571429" calcext:value-type="float">
            <text:p>0.98722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48335483871" calcext:value-type="float">
            <text:p>1.064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450374193548" calcext:value-type="float">
            <text:p>1.1545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552248275862" calcext:value-type="float">
            <text:p>1.14552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993470967742" calcext:value-type="float">
            <text:p>1.0999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2164" calcext:value-type="float">
            <text:p>1.3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83096774194" calcext:value-type="float">
            <text:p>1.2408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08309677419" calcext:value-type="float">
            <text:p>1.2670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8216" calcext:value-type="float">
            <text:p>1.18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6840774193548" calcext:value-type="float">
            <text:p>0.87684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3856" calcext:value-type="float">
            <text:p>1.00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858709677419" calcext:value-type="float">
            <text:p>1.108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2304" calcext:value-type="float">
            <text:p>1.1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14504" calcext:value-type="float">
            <text:p>1.2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984836363636" calcext:value-type="float">
            <text:p>1.34984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0396" calcext:value-type="float">
            <text:p>1.39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098016" calcext:value-type="float">
            <text:p>1.41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0843" calcext:value-type="float">
            <text:p>1.410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55584" calcext:value-type="float">
            <text:p>1.353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298208" calcext:value-type="float">
            <text:p>1.212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409371428571" calcext:value-type="float">
            <text:p>1.29409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228" calcext:value-type="float">
            <text:p>1.31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5212" calcext:value-type="float">
            <text:p>1.3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6896" calcext:value-type="float">
            <text:p>1.3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197090909091" calcext:value-type="float">
            <text:p>1.22197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693324137931" calcext:value-type="float">
            <text:p>1.18693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38270967742" calcext:value-type="float">
            <text:p>1.2553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47624" calcext:value-type="float">
            <text:p>1.32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56929032258" calcext:value-type="float">
            <text:p>1.4085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52784516129" calcext:value-type="float">
            <text:p>1.355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8216" calcext:value-type="float">
            <text:p>1.18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420309677419" calcext:value-type="float">
            <text:p>1.0842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0968" calcext:value-type="float">
            <text:p>1.13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184903225807" calcext:value-type="float">
            <text:p>1.1518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16628571429" calcext:value-type="float">
            <text:p>1.16716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00103225806" calcext:value-type="float">
            <text:p>1.2250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355509677419" calcext:value-type="float">
            <text:p>1.2335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66192" calcext:value-type="float">
            <text:p>1.2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677651612903" calcext:value-type="float">
            <text:p>1.2967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2736" calcext:value-type="float">
            <text:p>1.24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230580645161" calcext:value-type="float">
            <text:p>1.2423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98015483871" calcext:value-type="float">
            <text:p>1.1898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40848" calcext:value-type="float">
            <text:p>1.03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06374193548" calcext:value-type="float">
            <text:p>1.0630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2256" calcext:value-type="float">
            <text:p>1.0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561419354839" calcext:value-type="float">
            <text:p>1.1656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53742857143" calcext:value-type="float">
            <text:p>1.19753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874890322581" calcext:value-type="float">
            <text:p>1.1987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401780645161" calcext:value-type="float">
            <text:p>1.2240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18264" calcext:value-type="float">
            <text:p>1.2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71535483871" calcext:value-type="float">
            <text:p>1.2007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3176" calcext:value-type="float">
            <text:p>1.34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422012903226" calcext:value-type="float">
            <text:p>1.2942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943122580645" calcext:value-type="float">
            <text:p>1.2994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604" calcext:value-type="float">
            <text:p>1.14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730322580645" calcext:value-type="float">
            <text:p>1.0373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20704" calcext:value-type="float">
            <text:p>1.12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067483870968" calcext:value-type="float">
            <text:p>1.2206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381657142857" calcext:value-type="float">
            <text:p>1.2538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50296774194" calcext:value-type="float">
            <text:p>1.2835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640662068966" calcext:value-type="float">
            <text:p>1.256406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86944" calcext:value-type="float">
            <text:p>1.2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26864516129" calcext:value-type="float">
            <text:p>1.338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46632" calcext:value-type="float">
            <text:p>1.39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157109677419" calcext:value-type="float">
            <text:p>1.3615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308077419355" calcext:value-type="float">
            <text:p>1.2730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0824" calcext:value-type="float">
            <text:p>1.09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4625548387097" calcext:value-type="float">
            <text:p>0.92462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8672" calcext:value-type="float">
            <text:p>0.74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1843870967742" calcext:value-type="float">
            <text:p>0.74184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441103448276" calcext:value-type="float">
            <text:p>0.783441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4411612903226" calcext:value-type="float">
            <text:p>0.8844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983225806452" calcext:value-type="float">
            <text:p>0.76298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20912" calcext:value-type="float">
            <text:p>0.8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03816" calcext:value-type="float">
            <text:p>0.97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1571870967742" calcext:value-type="float">
            <text:p>0.85157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5984774193548" calcext:value-type="float">
            <text:p>0.88598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8952" calcext:value-type="float">
            <text:p>0.71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9438193548387" calcext:value-type="float">
            <text:p>0.51943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6768" calcext:value-type="float">
            <text:p>0.56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6343741935484" calcext:value-type="float">
            <text:p>0.63634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7492285714286" calcext:value-type="float">
            <text:p>0.72749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5001548387097" calcext:value-type="float">
            <text:p>0.88500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380387096774" calcext:value-type="float">
            <text:p>0.88038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26296" calcext:value-type="float">
            <text:p>0.9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39638709677" calcext:value-type="float">
            <text:p>1.0083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59264" calcext:value-type="float">
            <text:p>0.98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3798451612903" calcext:value-type="float">
            <text:p>0.94379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60544" calcext:value-type="float">
            <text:p>0.48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63535483871" calcext:value-type="float">
            <text:p>0.5606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89856" calcext:value-type="float">
            <text:p>0.46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6453935483871" calcext:value-type="float">
            <text:p>0.43645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9263428571429" calcext:value-type="float">
            <text:p>0.52926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5412137931034" calcext:value-type="float">
            <text:p>0.525412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952285714286" calcext:value-type="float">
            <text:p>0.59795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6416551724138" calcext:value-type="float">
            <text:p>0.626416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1728" calcext:value-type="float">
            <text:p>0.72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4025103448276" calcext:value-type="float">
            <text:p>0.884025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59064" calcext:value-type="float">
            <text:p>0.82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1011862068965" calcext:value-type="float">
            <text:p>0.5810118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406896551724" calcext:value-type="float">
            <text:p>0.667406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674924137931" calcext:value-type="float">
            <text:p>0.47674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5704" calcext:value-type="float">
            <text:p>0.4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5393777777778" calcext:value-type="float">
            <text:p>0.455393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378112" calcext:value-type="float">
            <text:p>0.47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9896727272727" calcext:value-type="float">
            <text:p>0.489896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757088" calcext:value-type="float">
            <text:p>0.43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95392" calcext:value-type="float">
            <text:p>0.941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7788615384615" calcext:value-type="float">
            <text:p>0.887788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283076923077" calcext:value-type="float">
            <text:p>0.682283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275712" calcext:value-type="float">
            <text:p>0.66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7601142857143" calcext:value-type="float">
            <text:p>0.72760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6704" calcext:value-type="float">
            <text:p>0.8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8416" calcext:value-type="float">
            <text:p>0.7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4512" calcext:value-type="float">
            <text:p>0.7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32" meta:object-count="0"/>
    <meta:user-defined meta:name="AppVersion">3.0</meta:user-defined>
  </office:meta>
</office:document-meta>
</file>